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71 व्या स्वतंत्रतायदिसा प्रधानमंत्र्यान दिल्ली लाल किल्ल्यार हुबयलो तिरंगो हो दीस एक संकल्प पर्व 2022 मेरेन सामर्थ्यवान नवभारताचो संकल्प सिद्धीक व्हरपाचो भारतीयांक उलो.</text:p>
      <text:p>युवकांक निराश्या योग्य दिशा नाशिल्ल्यान ड्रग्स एडिक्शनाचें प्रमाण वाडलां एकंदर देशाचीच प्राथमीक शिक्षण वेवस्था जाग्यार ना मुख्यमंत्री पर्रीकार उलयलो स्वतंत्रताय दिसा</text:p>
      <text:p>रशियनांनी गोंयांत टूरिस्ट म्हूण येवचे डब्ल्युआरडी मंत्री पालयेंकाराचो रशियांत गेल्लेकडेन उलो सेंट पिटर्सबर्गांत भारतीय कोन्सुलातीचे स्वतंत्रताय दीसाचे सुवाळ्यांत पालयेंकार.</text:p>
      <text:p>ड्रग्स केशींत हणजुण पुलीस निमाणे एक्टिव्ह चवगांक ड्रग्सांसयत धल्ल्या उपरांत निक्स क्लब आनी कर्लिस रेस्टोरंटाचे पात्रांव भितर 16 लाखांच्या ड्ग्सासयत म्हापशेच्या दोग भंयणींक अटक</text:p>
      <text:p>हाती घोडा पालखी जय कनैया लाल की जन्माश्टमी उपरांत गोंयभर शारां शारांनी उसरां मेरेन दही हंडीं पळयात गोंविंदांचो उत्सव</text:p>
      <text:p>आनी</text:p>
      <text:p>. इंडियन विमॅन्स फूटबॉल टीमीक नवे सीझनान उर्बा फिफा रॅकींग सुधारपाक खेळत रावचें पडटलें कोच मॅमोली रॉकी उलयलें.</text:p>
      <text:p>भारताच्या 71 व्या स्वतंत्रताय दिसा निमतान प्रधानमंत्री नरेंद्र मोदीन दिल्ली लाल किल्ल्यार तिरंगो हुबयलो. हो स्वतंत्रतादिस एक संकल्प पर्व 2017 – 2022 हो काळ संकल्पाकडल्यान सिध्दीकडेन वचपाचो सगळ्या भारतीयांनी एकठांय येवन संसाराक दिशा दाखोवपी शक्तीशाली नवभारताचो संकल्प करचो म्हूण प्रधानमंत्री मोदीन उलो माल्ला. .पळयात दिल्लीचो स्वतंत्रताय दीस सुवाळो.</text:p>
      <text:p>युवकांक निराश्या आनी योग्य दिशा नाशिल्ल्यान ड्रग्स एडिक्शन वाडलां. मुख्यमंत्री पर्रीकारान स्वतंत्र दिसाचे भाशणात उलोवन दाखयलें. सरकार तपणाट्यांक रोजगार आनी दिशा दाखोवन ह्यो गजाली जाग्यार हाडतले म्हण मु्ख्यमंत्री पर्रीकार उलयला. 7 दसकां जालीं पुराय भारतात प्राथमिक शिक्षणाचो दर्जो जाग्यार येना. आतां खंय सरकार प्रायमरी एज्युकेशनांत लक्ष घालतलो.</text:p>
      <text:p>रशियनांनी गोंयांत टूरिस्ट म्हूण येवचे म्हूण डब्ल्युआरडी मंत्री विनोद पालयेकारान रशियांत गेल्लेकडेन उलो माल्ला. रशियांत भारताचे स्वतंत्रताय दीसाचे कार्यावळीक पालयेंकार पावलो. विनोद पालयेकार सद्याक खासगी टूराचेर रशियांत आसा. सेंट पिटर्सबर्गांत भारताच्या कोन्सुलेट जनरल अरुण कुमार शर्मान तिरंगो हुबयलो.</text:p>
      <text:p>घेवया एक ब्रेक</text:p>
      <text:p>ड्रग्स ओव्हरडोसान दोग मेल्या उपरांतड्रग्सां आड पोलीस आनी सरकारी यंत्रणा अकस्मात जागी जाल्या. हणजुण पुलिसांनी हणजुणच्या निक्स क्लबाचो मालक एड्विन न्यूनीस आनी कर्लीस रेस्टोरेंटाचो ओनर रोहन शेट्टीक मंगळारा ड्रग्सांचे केशींत धल्लो. ते पयलीं रातीं पुलिसांनी केरळच्या ज्यो रेमन ज्युनियराक सुमार 40 हजार रुपयांच्या चरस आनी एमडीएमए सयत धरिल्लो. इतलेमजगती सुमार 16 लाखांच्या ड्रग्सासयत योगीता आनी चैताली नायक ह्या दोग भंयणींक एएनसीन अटक केली ती म्हापशेची.</text:p>
      <text:p>घेवया एक ब्रेक</text:p>
      <text:p>गोवा कार्बन कंपनीखातीर सां जुझे दी आरियाल आनी लागसारच्या गांवांनी मोठ्या प्रमाणांत पोल्यूशन जाता. पोलूशन कंट्रोल करचें म्हूण थंयच्या लोकांनी सां जुझे दी आरियाल पंचायतीमुखार धरणे धल्ले. पोल्यूशन कंट्रोल बोर्ड आनी सरकारान हातूंत लक्ष घालचें म्हूण लोक मागता.</text:p>
      <text:p>कदंबान 3 नव्यो इको फ्रॅन्ड्ली बसी लॉन्च केल्यो एक बस बायोगॅसाचेर जाल्यार 2 बसी इथानॉलाचेर चलतल्यो स्वतंत्राताय दिसाच्या निमतान राज्यपाल मृदूला सिन्हान बसींचे लॉन्चींग केलें नागपूरा फाटल्यान अशो बसी सुरु करपी गोंय दूसरें ह्या बसींत अपंगूळांक खासा सूविदा आसा तशेच रातीवितींचीं ट्रॅव्हल करपी बायलांक बसींत सेफ्टी म्हूण सीसीटीवी कॅमेराय आसात</text:p>
      <text:p>घेवया एक ब्रेक</text:p>
      <text:p>मरण आयिल्ल्या बायलांचेर निमणे संस्कार करचे पयली तांचे कुडिवेले कपडे काडप बंद करचे म्हूण मानवाधिकार आयोगा निर्णय दिला. बायलांचो साद संघटनेन आयोगाकडेन कागाळ केल्ली. धर्मिक समजांकलागून ही परंपरा चलत आयल्या पूण घरच्या बायलांच्या कुडीवेले कपडे लोकांमुखार काडप सामके चुकीचे ते बंद जावचे म्हूण कांय लोकांनी बायलांचो साद संघटनेक संपर्क केल्लो.</text:p>
      <text:p>अवर लेडी ऑफ अजम्पशनाचें फेस्त मंगळारा गोंयभर उमेद आनी भक्तीभावान मनयले. पातोळ्यांचे फेस्त म्हूण हे फेस्त गोंयभर फामाद. फेस्ताचे निमतान सकाळी चर्चीनी मीस जालें. मींसा उपरांत कणसां दिवन लोकांनी एकामेकांक परबी दिली. मडगांवच्या होली स्पिरीट चर्चींत फेस्ता निमतान लोंकाची बरीच गर्दी केल्ली. पळ्यात पातोळ्यांचे फेस्त.</text:p>
      <text:p>घेवया एक ब्रेक</text:p>
      <text:p>नवे सिझनांत इंडियन विमॅन्स टीमीक खेळत दवरप तशेंच भारताचें फीफा रॅकींग सुदारपाचें टार्गेट कोच मेमोल रॉकीन दवरल्या. हालीच कोच नेमल्या उपरांत मेमोलाचे टीमीन मलेशीया टूरार बरी कामगिरी केली. गोंयात पावल्या उपरांत मेमोल प्रुडंटाकडेन उलयलें.</text:p>
      <text:p>हाती घोडा पालखी जय कनैया लाल की सोमारा कृष्ण जन्माश्टम जाली. अश्टमीच्या दुसरे दीसा सगल्याक दही हंडींचो उत्सव. गोंयचे कांय शारांनी सांजे उसरां सुरु जाल्ल्यो दही हंडी रातीं उसरामेरेन चल्ल्यो. पळयात गोंविंदांचो उत्सव.</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